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var font-family--code" svg:font-family="'var font-family--cod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16155" officeooo:paragraph-rsid="00116155" style:font-size-asian="14pt" style:font-weight-asian="bold" style:font-size-complex="14pt" style:font-weight-complex="bold"/>
    </style:style>
    <style:style style:name="P2" style:family="paragraph" style:parent-style-name="Standard">
      <style:text-properties fo:font-size="14pt" style:text-underline-style="none" fo:font-weight="normal" officeooo:rsid="00116155" officeooo:paragraph-rsid="00116155" style:font-size-asian="14pt" style:font-weight-asian="normal" style:font-size-complex="14pt" style:font-weight-complex="normal"/>
    </style:style>
    <style:style style:name="P3" style:family="paragraph" style:parent-style-name="Standard" style:list-style-name="L1">
      <style:text-properties fo:font-size="14pt" style:text-underline-style="none" fo:font-weight="normal" officeooo:rsid="00116155" officeooo:paragraph-rsid="00116155" style:font-size-asian="14pt" style:font-weight-asian="normal" style:font-size-complex="14pt" style:font-weight-complex="normal"/>
    </style:style>
    <style:style style:name="P4" style:family="paragraph" style:parent-style-name="Standard" style:list-style-name="L1">
      <style:text-properties fo:font-size="14pt" style:text-underline-style="none" fo:font-weight="normal" officeooo:rsid="0012f50d" officeooo:paragraph-rsid="0012f50d" style:font-size-asian="14pt" style:font-weight-asian="normal" style:font-size-complex="14pt" style:font-weight-complex="normal"/>
    </style:style>
    <style:style style:name="P5" style:family="paragraph" style:parent-style-name="Standard">
      <style:text-properties fo:font-size="14pt" style:text-underline-style="none" fo:font-weight="normal" officeooo:rsid="0012f50d" officeooo:paragraph-rsid="0012f50d" style:font-size-asian="14pt" style:font-weight-asian="normal" style:font-size-complex="14pt" style:font-weight-complex="normal"/>
    </style:style>
    <style:style style:name="P6" style:family="paragraph" style:parent-style-name="Standard">
      <style:text-properties fo:font-size="14pt" style:text-underline-style="none" fo:font-weight="normal" officeooo:rsid="0012f50d" officeooo:paragraph-rsid="00142c99" style:font-size-asian="14pt" style:font-weight-asian="normal" style:font-size-complex="14pt" style:font-weight-complex="normal"/>
    </style:style>
    <style:style style:name="P7" style:family="paragraph" style:parent-style-name="Standard" style:list-style-name="L1">
      <style:text-properties fo:font-size="14pt" style:text-underline-style="none" fo:font-weight="normal" officeooo:rsid="00142c99" officeooo:paragraph-rsid="00142c99" style:font-size-asian="14pt" style:font-weight-asian="normal" style:font-size-complex="14pt" style:font-weight-complex="normal"/>
    </style:style>
    <style:style style:name="P8" style:family="paragraph" style:parent-style-name="Standard" style:list-style-name="L2">
      <style:text-properties fo:font-size="14pt" style:text-underline-style="none" fo:font-weight="normal" officeooo:rsid="001515c9" officeooo:paragraph-rsid="001515c9" style:font-size-asian="14pt" style:font-weight-asian="normal" style:font-size-complex="14pt" style:font-weight-complex="normal"/>
    </style:style>
    <style:style style:name="P9" style:family="paragraph" style:parent-style-name="Standard" style:list-style-name="L2">
      <style:text-properties fo:font-size="14pt" style:text-underline-style="none" fo:font-weight="normal" officeooo:rsid="001702ba" officeooo:paragraph-rsid="00188e70" style:font-size-asian="14pt" style:font-weight-asian="normal" style:font-size-complex="14pt" style:font-weight-complex="normal"/>
    </style:style>
    <style:style style:name="P10" style:family="paragraph" style:parent-style-name="Standard" style:list-style-name="L2">
      <style:text-properties fo:font-size="14pt" style:text-underline-style="none" fo:font-weight="normal" officeooo:rsid="00194cbf" officeooo:paragraph-rsid="00194cbf" style:font-size-asian="14pt" style:font-weight-asian="normal" style:font-size-complex="14pt" style:font-weight-complex="normal"/>
    </style:style>
    <style:style style:name="P11" style:family="paragraph" style:parent-style-name="Standard" style:list-style-name="L2">
      <style:text-properties fo:font-size="14pt" style:text-underline-style="none" fo:font-weight="normal" officeooo:rsid="001a718f" officeooo:paragraph-rsid="001a718f" style:font-size-asian="14pt" style:font-weight-asian="normal" style:font-size-complex="14pt" style:font-weight-complex="normal"/>
    </style:style>
    <style:style style:name="P12" style:family="paragraph" style:parent-style-name="Standard" style:list-style-name="L2">
      <style:text-properties fo:font-size="14pt" style:text-underline-style="none" fo:font-weight="normal" officeooo:rsid="001b9939" officeooo:paragraph-rsid="001b9939" style:font-size-asian="14pt" style:font-weight-asian="normal" style:font-size-complex="14pt" style:font-weight-complex="normal"/>
    </style:style>
    <style:style style:name="P13" style:family="paragraph" style:parent-style-name="Standard" style:list-style-name="L2">
      <style:text-properties fo:font-size="14pt" style:text-underline-style="none" fo:font-weight="normal" officeooo:rsid="001cabc6" officeooo:paragraph-rsid="001cabc6" style:font-size-asian="14pt" style:font-weight-asian="normal" style:font-size-complex="14pt" style:font-weight-complex="normal"/>
    </style:style>
    <style:style style:name="P14" style:family="paragraph" style:parent-style-name="Standard" style:list-style-name="L2">
      <style:text-properties fo:font-size="14pt" style:text-underline-style="none" fo:font-weight="normal" officeooo:rsid="001e06c4" officeooo:paragraph-rsid="001e06c4" style:font-size-asian="14pt" style:font-weight-asian="normal" style:font-size-complex="14pt" style:font-weight-complex="normal"/>
    </style:style>
    <style:style style:name="P15" style:family="paragraph" style:parent-style-name="Standard" style:list-style-name="L2">
      <style:text-properties fo:font-size="14pt" style:text-underline-style="none" fo:font-weight="normal" officeooo:rsid="001e06c4" officeooo:paragraph-rsid="001eccd3" style:font-size-asian="14pt" style:font-weight-asian="normal" style:font-size-complex="14pt" style:font-weight-complex="normal"/>
    </style:style>
    <style:style style:name="T1" style:family="text">
      <style:text-properties officeooo:rsid="00142c99"/>
    </style:style>
    <style:style style:name="T2" style:family="text">
      <style:text-properties officeooo:rsid="001524cb"/>
    </style:style>
    <style:style style:name="T3" style:family="text">
      <style:text-properties officeooo:rsid="00188e70"/>
    </style:style>
    <style:style style:name="T4" style:family="text">
      <style:text-properties officeooo:rsid="001a718f"/>
    </style:style>
    <style:style style:name="T5" style:family="text">
      <style:text-properties officeooo:rsid="001f6a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Api(1.8)</text:p>
      <text:p text:style-name="P1"/>
      <text:p text:style-name="P1"/>
      <text:list xml:id="list7323251137850810633" text:style-name="L1">
        <text:list-item>
          <text:p text:style-name="P3">upto 1.7 focused on Object programming from 1.8 focusing on functional programming where we need to focus on what to do than how to do.</text:p>
        </text:list-item>
      </text:list>
      <text:p text:style-name="P2"/>
      <text:list xml:id="list180427310550920" text:continue-numbering="true" text:style-name="L1">
        <text:list-item>
          <text:p text:style-name="P4">External <text:span text:style-name="T1">Iteration </text:span>for loops </text:p>
          <text:p text:style-name="P4">List&lt;Integer&gt; values = Arrays.asList(1,2,3);</text:p>
        </text:list-item>
        <text:list-item>
          <text:p text:style-name="P7">If the printing and searching of values between any two values use for loop <text:s/></text:p>
        </text:list-item>
        <text:list-item>
          <text:p text:style-name="P4">-&gt; for(int i=0;i&lt;n;i++)</text:p>
          <text:list>
            <text:list-item>
              <text:list>
                <text:list-item>
                  <text:list>
                    <text:list-item>
                      <text:list>
                        <text:list-item>
                          <text:list>
                            <text:list-item>
                              <text:list>
                                <text:list-header>
                                  <text:p text:style-name="P4">{</text:p>
                                  <text:list>
                                    <text:list-header>
                                      <text:p text:style-name="P4">System.out.println(values.get(i));</text:p>
                                    </text:list-header>
                                  </text:list>
                                </text:list-header>
                              </text:list>
                            </text:list-item>
                          </text:list>
                        </text:list-item>
                      </text:list>
                    </text:list-item>
                  </text:list>
                </text:list-item>
              </text:list>
            </text:list-item>
          </text:list>
        </text:list-item>
      </text:list>
      <text:p text:style-name="P5"><text:tab/><text:tab/><text:tab/><text:tab/>}</text:p>
      <text:p text:style-name="P6"><text:tab/><text:span text:style-name="T1">If we want to <text:s/>modify and update the values use iterator method <text:s/></text:span></text:p>
      <text:p text:style-name="P5"><text:s text:c="10"/>-&gt; Iterator&lt;Integer&gt; i =values. Iterator();</text:p>
      <text:p text:style-name="P5"><text:tab/><text:tab/><text:tab/><text:tab/> <text:s text:c="5"/>while(i.hasNext()){</text:p>
      <text:p text:style-name="P5"><text:tab/><text:tab/><text:tab/><text:tab/><text:tab/>System.out.println(i.next());</text:p>
      <text:p text:style-name="P5"><text:tab/><text:tab/><text:tab/><text:tab/>}</text:p>
      <text:p text:style-name="P6"><text:tab/><text:span text:style-name="T1">If we want to print of values irrespective <text:s/>use enhanced for loop <text:s text:c="2"/></text:span></text:p>
      <text:p text:style-name="P5"><text:tab/>-&gt; <text:s/>for(int i : value){</text:p>
      <text:p text:style-name="P5"><text:tab/><text:tab/><text:tab/>System.out.println(i);</text:p>
      <text:p text:style-name="P5"><text:tab/><text:tab/>}</text:p>
      <text:p text:style-name="P5"/>
      <text:list xml:id="list9107297036422447055" text:style-name="L2">
        <text:list-item>
          <text:p text:style-name="P8">Int<text:span text:style-name="T2">e</text:span>rnal Iteration: forEach method</text:p>
          <text:p text:style-name="P8">forEach(<text:span text:style-name="T2">i -&gt; System.out.println(i))</text:span></text:p>
        </text:list-item>
        <text:list-item>
          <text:p text:style-name="P9">Java 8 has introduced forEach method in java.lang.iterable interface so that while writing code we focus on business logic only. ForEach method takes java.util.function.Consumer object as argument,so it helps in having our business logic in separate location that we can reuse.</text:p>
        </text:list-item>
        <text:list-item>
          <text:p text:style-name="P9"><text:span text:style-name="T3">Types of Interfaces</text:span></text:p>
          <text:p text:style-name="P9"><text:span text:style-name="T3">Interface with multiple methods</text:span></text:p>
          <text:p text:style-name="P9"><text:span text:style-name="T3">Marker Interface(no methods)</text:span></text:p>
          <text:p text:style-name="P9"><text:span text:style-name="T3">SAM(Single Abstract Method)<text:tab/>- Functional interface(one method declared)<text:tab/> - Consumer Interface and accept method </text:span></text:p>
        </text:list-item>
        <text:list-item>
          <text:p text:style-name="P10">Lambda Expression works only with functional interface.</text:p>
        </text:list-item>
        <text:list-item>
          <text:p text:style-name="P10">After publishing changing(dont modify java interface once they published) interface declaration is a crime, all the classes which implementing changed interface gives error is not defined that method.</text:p>
        </text:list-item>
        <text:list-item>
          <text:p text:style-name="P10">Instead we should allow the interface to define methods(not declare bcoz all classes which are implemeting these interface will gives error) using default keyword.(java8)</text:p>
        </text:list-item>
        <text:list-item>
          <text:p text:style-name="P11">All methods defined in java8 all are defualt methods.</text:p>
        </text:list-item>
        <text:list-item>
          <text:p text:style-name="P10"><text:span text:style-name="T4">forEach is an default method. Its part of Iterable interface not the List interface.</text:span></text:p>
        </text:list-item>
        <text:list-item>
          <text:p text:style-name="P11">ForEach method comes from Iterable-&gt;Collection-&gt;List Interface hierarchy.</text:p>
        </text:list-item>
        <text:list-item>
          <text:p text:style-name="P12"><text:soft-page-break/>Instead lambda Expression use method reference like call println method of System class and out Object name.</text:p>
        </text:list-item>
        <text:list-item>
          <text:p text:style-name="P12">values.forEach(Sysem.out::println) </text:p>
        </text:list-item>
        <text:list-item>
          <text:p text:style-name="P13">parallelStream: which creates multiple threads and lets user to make necessary iterations or operations (no of threads created based on cores available like quad, octa)</text:p>
        </text:list-item>
        <text:list-item>
          <text:p text:style-name="P13">Stream has alots of methods. Alots of data in the external world and we have bigdata, hadoop technologies to process this huge amount of data.</text:p>
        </text:list-item>
        <text:list-item>
          <text:p text:style-name="P13">In stream api we have soo many methods to process data like ex we have list of values from their we need only odd values we can filter even values and print odd values using filter method.</text:p>
        </text:list-item>
        <text:list-item>
          <text:p text:style-name="P14">Multiply each element by some value we can do by using map method.</text:p>
        </text:list-item>
        <text:list-item>
          <text:p text:style-name="P14">To convert all double values into int we have method called mapToInt.</text:p>
        </text:list-item>
        <text:list-item>
          <text:p text:style-name="P14">We can process data using those methods.</text:p>
        </text:list-item>
        <text:list-item>
          <text:p text:style-name="P14">We have 2 types of methods Intermediate and terminate methods.</text:p>
        </text:list-item>
        <text:list-item>
          <text:p text:style-name="P15">We cant reuse data once used in stream.</text:p>
        </text:list-item>
        <text:list-item>
          <text:p text:style-name="P15"><text:span text:style-name="T5">Same stream cant reuse if we reuse gets exception for second used and first usage works . Intension is to process data not </text:span><text:s/><text:span text:style-name="T5">preserve da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var font-family--code" svg:font-family="'var font-family--cod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8T12:55:03.395410316</meta:creation-date>
    <dc:date>2021-01-28T18:04:23.184306808</dc:date>
    <meta:editing-duration>PT10M37S</meta:editing-duration>
    <meta:editing-cycles>1</meta:editing-cycles>
    <meta:generator>LibreOffice/5.1.6.2$Linux_X86_64 LibreOffice_project/10m0$Build-2</meta:generator>
    <meta:document-statistic meta:table-count="0" meta:image-count="0" meta:object-count="0" meta:page-count="2" meta:paragraph-count="42" meta:word-count="466" meta:character-count="2928" meta:non-whitespace-character-count="2479"/>
  </office:meta>
</office:document-meta>
</file>